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0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3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01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402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403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404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405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406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407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94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395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396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397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398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399">
      <style:graphic-properties draw:fill="none" draw:stroke="solid" svg:stroke-width="0.00694in" svg:stroke-color="#4472c4" svg:stroke-opacity="100%" draw:stroke-linejoin="miter" svg:stroke-linecap="butt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draw:style-name="a385" draw:name="TextBox 3" svg:x="5.39236in" svg:y="2.73818in" svg:width="1.02302in" svg:height="0.40391in">
          <draw:text-box>
            <text:p text:style-name="a384" text:class-names="" text:cond-style-name=""><text:span text:style-name="a381" text:class-names="">SiteInf</text:span><text:span text:style-name="a382" text:class-names="">o</text:span><text:span text:style-name="a383" text:class-names=""/></text:p>
          </draw:text-box>
          <svg:title/>
          <svg:desc/>
        </draw:frame>
        <draw:frame draw:id="id64" draw:style-name="a389" draw:name="TextBox 4" svg:x="11.15385in" svg:y="2.73818in" svg:width="1.67224in" svg:height="0.40391in">
          <draw:text-box>
            <text:p text:style-name="a388" text:class-names="" text:cond-style-name=""><text:span text:style-name="a386" text:class-names="">type_tab</text:span><text:span text:style-name="a387" text:class-names=""/></text:p>
          </draw:text-box>
          <svg:title/>
          <svg:desc/>
        </draw:frame>
        <draw:frame draw:id="id65" draw:style-name="a393" draw:name="TextBox 5" svg:x="0.74125in" svg:y="2.73818in" svg:width="1.3049in" svg:height="0.40391in">
          <draw:text-box>
            <text:p text:style-name="a392" text:class-names="" text:cond-style-name=""><text:span text:style-name="a390" text:class-names="">location</text:span><text:span text:style-name="a391" text:class-names=""/></text:p>
          </draw:text-box>
          <svg:title/>
          <svg:desc/>
        </draw:frame>
        <draw:connector draw:type="line" svg:x1="2.04615in" svg:y1="2.94014in" draw:start-shape="id65" draw:start-glue-point="1" svg:x2="5.39236in" svg:y2="2.94014in" draw:end-shape="id63" draw:end-glue-point="3" draw:id="id66" draw:style-name="a394" draw:name="Straight Connector 7">
          <svg:title/>
          <svg:desc/>
        </draw:connector>
        <draw:connector draw:type="line" svg:x1="6.41538in" svg:y1="2.94014in" draw:start-shape="id63" draw:start-glue-point="1" svg:x2="11.15385in" svg:y2="2.94014in" draw:end-shape="id64" draw:end-glue-point="3" draw:id="id67" draw:style-name="a395" draw:name="Straight Connector 9">
          <svg:title/>
          <svg:desc/>
        </draw:connector>
        <draw:connector draw:type="line" svg:x1="6.51692in" svg:y1="2.75357in" svg:x2="6.99077in" svg:y2="2.95552in" draw:id="id68" draw:style-name="a396" draw:name="Straight Connector 18">
          <svg:title/>
          <svg:desc/>
        </draw:connector>
        <draw:connector draw:type="line" svg:x1="6.9882in" svg:y1="2.951in" svg:x2="6.51436in" svg:y2="3.15296in" draw:id="id69" draw:style-name="a397" draw:name="Straight Connector 19">
          <svg:title/>
          <svg:desc/>
        </draw:connector>
        <draw:connector draw:type="line" svg:x1="6.96666in" svg:y1="2.7228in" svg:x2="6.96666in" svg:y2="3.26154in" draw:id="id70" draw:style-name="a398" draw:name="Straight Connector 21">
          <svg:title/>
          <svg:desc/>
        </draw:connector>
        <draw:connector draw:type="line" svg:x1="2.06821in" svg:y1="2.751in" svg:x2="2.54205in" svg:y2="2.95296in" draw:id="id71" draw:style-name="a399" draw:name="Straight Connector 28">
          <svg:title/>
          <svg:desc/>
        </draw:connector>
        <draw:connector draw:type="line" svg:x1="2.53948in" svg:y1="2.94844in" svg:x2="2.06564in" svg:y2="3.15039in" draw:id="id72" draw:style-name="a400" draw:name="Straight Connector 29">
          <svg:title/>
          <svg:desc/>
        </draw:connector>
        <draw:connector draw:type="line" svg:x1="2.51795in" svg:y1="2.72023in" svg:x2="2.51795in" svg:y2="3.25897in" draw:id="id73" draw:style-name="a401" draw:name="Straight Connector 30">
          <svg:title/>
          <svg:desc/>
        </draw:connector>
        <draw:connector draw:type="line" svg:x1="4.86821in" svg:y1="2.95296in" svg:x2="5.34206in" svg:y2="2.751in" draw:id="id74" draw:style-name="a402" draw:name="Straight Connector 31">
          <svg:title/>
          <svg:desc/>
        </draw:connector>
        <draw:connector draw:type="line" svg:x1="5.33949in" svg:y1="3.15039in" svg:x2="4.86564in" svg:y2="2.94844in" draw:id="id75" draw:style-name="a403" draw:name="Straight Connector 32">
          <svg:title/>
          <svg:desc/>
        </draw:connector>
        <draw:connector draw:type="line" svg:x1="4.84102in" svg:y1="3.25897in" svg:x2="4.84102in" svg:y2="2.72023in" draw:id="id76" draw:style-name="a404" draw:name="Straight Connector 33">
          <svg:title/>
          <svg:desc/>
        </draw:connector>
        <draw:connector draw:type="line" svg:x1="10.58873in" svg:y1="2.96578in" svg:x2="11.06257in" svg:y2="2.76382in" draw:id="id77" draw:style-name="a405" draw:name="Straight Connector 34">
          <svg:title/>
          <svg:desc/>
        </draw:connector>
        <draw:connector draw:type="line" svg:x1="11.06001in" svg:y1="3.16321in" svg:x2="10.58616in" svg:y2="2.96126in" draw:id="id78" draw:style-name="a406" draw:name="Straight Connector 35">
          <svg:title/>
          <svg:desc/>
        </draw:connector>
        <draw:connector draw:type="line" svg:x1="10.56154in" svg:y1="3.27179in" svg:x2="10.56154in" svg:y2="2.73305in" draw:id="id79" draw:style-name="a407" draw:name="Straight Connector 36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peter smith</meta:initial-creator>
    <dc:creator>peter smith</dc:creator>
    <meta:creation-date>2017-05-10T18:04:29Z</meta:creation-date>
    <dc:date>2017-05-10T18:11:59Z</dc:date>
    <meta:editing-cycles>1</meta:editing-cycles>
    <meta:editing-duration>PT450S</meta:editing-duration>
    <meta:document-statistic meta:paragraph-count="3" meta:word-count="5"/>
  </office:meta>
</office:document-meta>
</file>